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b6e91" officeooo:paragraph-rsid="000b6e91"/>
    </style:style>
    <style:style style:name="P2" style:family="paragraph" style:parent-style-name="Standard">
      <style:text-properties officeooo:rsid="000b9a48" officeooo:paragraph-rsid="000b9a48"/>
    </style:style>
    <style:style style:name="P3" style:family="paragraph" style:parent-style-name="Standard">
      <style:text-properties officeooo:rsid="000d866c" officeooo:paragraph-rsid="000d866c"/>
    </style:style>
    <style:style style:name="P4" style:family="paragraph" style:parent-style-name="Standard">
      <style:text-properties officeooo:rsid="000f1462" officeooo:paragraph-rsid="000f1462"/>
    </style:style>
    <style:style style:name="P5" style:family="paragraph" style:parent-style-name="Standard">
      <style:text-properties officeooo:rsid="0010ceaa" officeooo:paragraph-rsid="0010ceaa"/>
    </style:style>
    <style:style style:name="P6" style:family="paragraph" style:parent-style-name="Standard">
      <style:text-properties officeooo:rsid="00129c71" officeooo:paragraph-rsid="00129c71"/>
    </style:style>
    <style:style style:name="P7" style:family="paragraph" style:parent-style-name="Standard">
      <style:text-properties officeooo:rsid="001472ab" officeooo:paragraph-rsid="001472ab"/>
    </style:style>
    <style:style style:name="P8" style:family="paragraph" style:parent-style-name="Standard">
      <style:text-properties officeooo:rsid="00158180" officeooo:paragraph-rsid="00158180"/>
    </style:style>
    <style:style style:name="P9" style:family="paragraph" style:parent-style-name="Preformatted_20_Text">
      <style:text-properties style:font-name="DejaVu Sans Mono" fo:font-size="11pt" officeooo:rsid="000b6e91" officeooo:paragraph-rsid="000b6e91"/>
    </style:style>
    <style:style style:name="P10" style:family="paragraph" style:parent-style-name="Preformatted_20_Text">
      <style:text-properties style:font-name="DejaVu Sans Mono" fo:font-size="11pt" officeooo:rsid="000b9a48" officeooo:paragraph-rsid="000b9a48"/>
    </style:style>
    <style:style style:name="P11" style:family="paragraph" style:parent-style-name="Preformatted_20_Text">
      <style:text-properties style:font-name="DejaVu Sans Mono" fo:font-size="11pt" officeooo:rsid="000d866c" officeooo:paragraph-rsid="000d866c"/>
    </style:style>
    <style:style style:name="P12" style:family="paragraph" style:parent-style-name="Preformatted_20_Text">
      <style:text-properties style:font-name="DejaVu Sans Mono" fo:font-size="11pt" officeooo:rsid="0010ceaa" officeooo:paragraph-rsid="0010ceaa"/>
    </style:style>
    <style:style style:name="P13" style:family="paragraph" style:parent-style-name="Preformatted_20_Text">
      <style:text-properties style:font-name="DejaVu Sans Mono" fo:font-size="11pt" officeooo:rsid="00129c71" officeooo:paragraph-rsid="00129c71"/>
    </style:style>
    <style:style style:name="P14" style:family="paragraph" style:parent-style-name="Preformatted_20_Text">
      <style:text-properties style:font-name="DejaVu Sans Mono" fo:font-size="11pt" officeooo:rsid="001472ab" officeooo:paragraph-rsid="001472ab"/>
    </style:style>
    <style:style style:name="P15" style:family="paragraph" style:parent-style-name="Preformatted_20_Text">
      <style:text-properties style:font-name="DejaVu Sans Mono" fo:font-size="11pt" officeooo:rsid="00158180" officeooo:paragraph-rsid="00158180"/>
    </style:style>
    <style:style style:name="P16" style:family="paragraph" style:parent-style-name="Preformatted_20_Text">
      <style:paragraph-properties fo:margin-top="0cm" fo:margin-bottom="0cm" loext:contextual-spacing="false" fo:padding="0cm" fo:border="none"/>
    </style:style>
    <style:style style:name="P17" style:family="paragraph" style:parent-style-name="Preformatted_20_Text">
      <style:paragraph-properties fo:margin-top="0cm" fo:margin-bottom="0cm" loext:contextual-spacing="false" fo:padding="0cm" fo:border="none"/>
      <style:text-properties style:font-name="DejaVu Sans Mono" fo:font-size="11pt"/>
    </style:style>
    <style:style style:name="P18" style:family="paragraph" style:parent-style-name="Standard">
      <style:text-properties officeooo:rsid="0015f1fc" officeooo:paragraph-rsid="0015f1fc"/>
    </style:style>
    <style:style style:name="P19" style:family="paragraph" style:parent-style-name="Preformatted_20_Text">
      <style:paragraph-properties fo:margin-top="0cm" fo:margin-bottom="0cm" loext:contextual-spacing="false" fo:padding="0cm" fo:border="none"/>
    </style:style>
    <style:style style:name="P20" style:family="paragraph" style:parent-style-name="Preformatted_20_Text">
      <style:paragraph-properties fo:margin-top="0cm" fo:margin-bottom="0cm" loext:contextual-spacing="false" fo:padding="0cm" fo:border="none"/>
      <style:text-properties style:font-name="DejaVu Sans Mono" fo:font-size="11pt"/>
    </style:style>
    <style:style style:name="P21" style:family="paragraph" style:parent-style-name="Preformatted_20_Text">
      <style:text-properties style:font-name="DejaVu Sans Mono" fo:font-size="11pt" officeooo:rsid="0015f1fc" officeooo:paragraph-rsid="0015f1fc"/>
    </style:style>
    <style:style style:name="T1" style:family="text">
      <style:text-properties style:font-name="DejaVu Sans Mono" fo:font-size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2000</text:p>
      <text:p text:style-name="P1">MQO-2000</text:p>
      <text:p text:style-name="P1"/>
      <text:p text:style-name="P9"><text:bookmark text:name="rstudio_console_output"/>Call:</text:p>
      <text:p text:style-name="P17">lm(formula = y ~ x, data = basereg2000)</text:p>
      <text:p text:style-name="P16"/>
      <text:p text:style-name="P17">Residuals:</text:p>
      <text:p text:style-name="P16"><text:s text:c="4"/><text:span text:style-name="T1">Min <text:s text:c="5"/>1Q <text:s/>Median <text:s text:c="5"/>3Q <text:s text:c="4"/>Max </text:span></text:p>
      <text:p text:style-name="P17">-3.3673 -0.3725 -0.0786 <text:s/>0.2856 <text:s/>4.2974 </text:p>
      <text:p text:style-name="P16"/>
      <text:p text:style-name="P17">Coefficients:</text:p>
      <text:p text:style-name="P16"><text:s text:c="29"/><text:span text:style-name="T1">Estimate Std. Error t value Pr(&gt;|t|) <text:s text:c="3"/></text:span></text:p>
      <text:p text:style-name="P17">(Intercept) <text:s text:c="16"/>5.188e+00 <text:s/>7.640e-03 <text:s/>679.03 <text:s text:c="2"/>&lt;2e-16 ***</text:p>
      <text:p text:style-name="P17">xIdade <text:s text:c="21"/>4.446e-02 <text:s/>3.448e-04 <text:s/>128.94 <text:s text:c="2"/>&lt;2e-16 ***</text:p>
      <text:p text:style-name="P17">xqdidade <text:s text:c="18"/>-4.936e-04 <text:s/>4.367e-06 -113.04 <text:s text:c="2"/>&lt;2e-16 ***</text:p>
      <text:p text:style-name="P17">xlpooled$tempoemprego2 <text:s text:c="5"/>5.413e-02 <text:s/>1.710e-03 <text:s text:c="2"/>31.66 <text:s text:c="2"/>&lt;2e-16 ***</text:p>
      <text:p text:style-name="P17">xlpooled$tempoemprego6 <text:s text:c="5"/>1.324e-01 <text:s/>2.279e-03 <text:s text:c="2"/>58.10 <text:s text:c="2"/>&lt;2e-16 ***</text:p>
      <text:p text:style-name="P17">xlpooled$tempoemprego7 <text:s text:c="5"/>2.581e-01 <text:s/>2.369e-03 <text:s/>108.96 <text:s text:c="2"/>&lt;2e-16 ***</text:p>
      <text:p text:style-name="P17">xlpooled$tempoemprego8 <text:s text:c="5"/>4.033e-01 <text:s/>2.212e-03 <text:s/>182.28 <text:s text:c="2"/>&lt;2e-16 ***</text:p>
      <text:p text:style-name="P17">xlpooled$tempoescola2 <text:s text:c="6"/>9.292e-02 <text:s/>4.249e-03 <text:s text:c="2"/>21.87 <text:s text:c="2"/>&lt;2e-16 ***</text:p>
      <text:p text:style-name="P17">xlpooled$tempoescola3 <text:s text:c="6"/>2.265e-01 <text:s/>4.177e-03 <text:s text:c="2"/>54.23 <text:s text:c="2"/>&lt;2e-16 ***</text:p>
      <text:p text:style-name="P17">xlpooled$tempoescola6 <text:s text:c="6"/>3.710e-01 <text:s/>4.706e-03 <text:s text:c="2"/>78.83 <text:s text:c="2"/>&lt;2e-16 ***</text:p>
      <text:p text:style-name="P17">xlpooled$tempoescola7 <text:s text:c="6"/>5.643e-01 <text:s/>4.227e-03 <text:s/>133.51 <text:s text:c="2"/>&lt;2e-16 ***</text:p>
      <text:p text:style-name="P17">xlpooled$tempoescola8 <text:s text:c="6"/>1.079e+00 <text:s/>5.756e-03 <text:s/>187.47 <text:s text:c="2"/>&lt;2e-16 ***</text:p>
      <text:p text:style-name="P17">xlpooled$tempoescola9 <text:s text:c="6"/>1.483e+00 <text:s/>4.617e-03 <text:s/>321.16 <text:s text:c="2"/>&lt;2e-16 ***</text:p>
      <text:p text:style-name="P17">xlpooled$Sexo.Trabalhador1 <text:s/>3.852e-01 <text:s/>1.381e-03 <text:s/>278.92 <text:s text:c="2"/>&lt;2e-16 ***</text:p>
      <text:p text:style-name="P17">xlpooled$codmeso1 <text:s text:c="9"/>-4.105e-01 <text:s/>4.694e-03 <text:s/>-87.45 <text:s text:c="2"/>&lt;2e-16 ***</text:p>
      <text:p text:style-name="P17">xlpooled$codmeso2 <text:s text:c="9"/>-3.396e-01 <text:s/>3.549e-03 <text:s/>-95.70 <text:s text:c="2"/>&lt;2e-16 ***</text:p>
      <text:p text:style-name="P17">xlpooled$codmeso3 <text:s text:c="9"/>-4.002e-01 <text:s/>2.614e-03 -153.09 <text:s text:c="2"/>&lt;2e-16 ***</text:p>
      <text:p text:style-name="P17">xlpooled$codmeso4 <text:s text:c="9"/>-3.514e-01 <text:s/>2.954e-03 -118.96 <text:s text:c="2"/>&lt;2e-16 ***</text:p>
      <text:p text:style-name="P17">xlpooled$codmeso5 <text:s text:c="9"/>-4.405e-01 <text:s/>2.697e-03 -163.31 <text:s text:c="2"/>&lt;2e-16 ***</text:p>
      <text:p text:style-name="P17">xlpooled$codmeso6 <text:s text:c="9"/>-5.743e-01 <text:s/>3.779e-03 -152.00 <text:s text:c="2"/>&lt;2e-16 ***</text:p>
      <text:p text:style-name="P17">---</text:p>
      <text:p text:style-name="P17">Signif. codes: <text:s/>0 ‘***’ 0.001 ‘**’ 0.01 ‘*’ 0.05 ‘.’ 0.1 ‘ ’ 1</text:p>
      <text:p text:style-name="P16"/>
      <text:p text:style-name="P17">Residual standard error: 0.6124 on 914357 degrees of freedom</text:p>
      <text:p text:style-name="P17">Multiple R-squared: <text:s/>0.4265, <text:s text:c="3"/>Adjusted R-squared: <text:s/>0.4265 </text:p>
      <text:p text:style-name="P17">F-statistic: 3.579e+04 on 19 and 914357 DF, <text:s/>p-value: &lt; 2.2e-16</text:p>
      <text:p text:style-name="P1"/>
      <text:p text:style-name="P1">MQO-2007</text:p>
      <text:p text:style-name="P1"/>
      <text:p text:style-name="P9"><text:bookmark text:name="rstudio_console_output1"/>Call:</text:p>
      <text:p text:style-name="P17">lm(formula = y ~ x, data = basereg2007)</text:p>
      <text:p text:style-name="P16"/>
      <text:p text:style-name="P17">Residuals:</text:p>
      <text:p text:style-name="P16"><text:s text:c="4"/><text:span text:style-name="T1">Min <text:s text:c="5"/>1Q <text:s/>Median <text:s text:c="5"/>3Q <text:s text:c="4"/>Max </text:span></text:p>
      <text:p text:style-name="P17">-3.0030 -0.2880 -0.0543 <text:s/>0.2158 <text:s/>4.6788 </text:p>
      <text:p text:style-name="P16"/>
      <text:p text:style-name="P17">Coefficients:</text:p>
      <text:p text:style-name="P16"><text:s text:c="29"/><text:span text:style-name="T1">Estimate Std. Error t value Pr(&gt;|t|) <text:s text:c="3"/></text:span></text:p>
      <text:p text:style-name="P17">(Intercept) <text:s text:c="16"/>5.754e+00 <text:s/>6.326e-03 <text:s/>909.47 <text:s text:c="2"/>&lt;2e-16 ***</text:p>
      <text:p text:style-name="P17">xIdade <text:s text:c="21"/>2.511e-02 <text:s/>2.356e-04 <text:s/>106.60 <text:s text:c="2"/>&lt;2e-16 ***</text:p>
      <text:p text:style-name="P17">xqdidade <text:s text:c="18"/>-2.262e-04 <text:s/>2.959e-06 <text:s/>-76.42 <text:s text:c="2"/>&lt;2e-16 ***</text:p>
      <text:p text:style-name="P17">xlpooled$tempoemprego2 <text:s text:c="5"/>4.490e-02 <text:s/>1.153e-03 <text:s text:c="2"/>38.95 <text:s text:c="2"/>&lt;2e-16 ***</text:p>
      <text:p text:style-name="P17">xlpooled$tempoemprego6 <text:s text:c="5"/>9.518e-02 <text:s/>1.541e-03 <text:s text:c="2"/>61.75 <text:s text:c="2"/>&lt;2e-16 ***</text:p>
      <text:p text:style-name="P17">xlpooled$tempoemprego7 <text:s text:c="5"/>1.405e-01 <text:s/>1.508e-03 <text:s text:c="2"/>93.18 <text:s text:c="2"/>&lt;2e-16 ***</text:p>
      <text:p text:style-name="P17"><text:soft-page-break/>xlpooled$tempoemprego8 <text:s text:c="5"/>4.765e-01 <text:s/>1.610e-03 <text:s/>296.00 <text:s text:c="2"/>&lt;2e-16 ***</text:p>
      <text:p text:style-name="P17">xlpooled$tempoescola10 <text:s text:c="5"/>1.621e+00 <text:s/>1.367e-02 <text:s/>118.56 <text:s text:c="2"/>&lt;2e-16 ***</text:p>
      <text:p text:style-name="P17">xlpooled$tempoescola2 <text:s text:c="6"/>9.584e-02 <text:s/>4.603e-03 <text:s text:c="2"/>20.82 <text:s text:c="2"/>&lt;2e-16 ***</text:p>
      <text:p text:style-name="P17">xlpooled$tempoescola3 <text:s text:c="6"/>1.883e-01 <text:s/>4.497e-03 <text:s text:c="2"/>41.86 <text:s text:c="2"/>&lt;2e-16 ***</text:p>
      <text:p text:style-name="P17">xlpooled$tempoescola6 <text:s text:c="6"/>2.490e-01 <text:s/>4.698e-03 <text:s text:c="2"/>53.00 <text:s text:c="2"/>&lt;2e-16 ***</text:p>
      <text:p text:style-name="P17">xlpooled$tempoescola7 <text:s text:c="6"/>3.953e-01 <text:s/>4.478e-03 <text:s text:c="2"/>88.27 <text:s text:c="2"/>&lt;2e-16 ***</text:p>
      <text:p text:style-name="P17">xlpooled$tempoescola8 <text:s text:c="6"/>8.156e-01 <text:s/>4.996e-03 <text:s/>163.24 <text:s text:c="2"/>&lt;2e-16 ***</text:p>
      <text:p text:style-name="P17">xlpooled$tempoescola9 <text:s text:c="6"/>1.141e+00 <text:s/>4.582e-03 <text:s/>249.07 <text:s text:c="2"/>&lt;2e-16 ***</text:p>
      <text:p text:style-name="P17">xlpooled$Sexo.Trabalhador1 <text:s/>2.494e-01 <text:s/>9.384e-04 <text:s/>265.80 <text:s text:c="2"/>&lt;2e-16 ***</text:p>
      <text:p text:style-name="P17">xlpooled$codmeso1 <text:s text:c="9"/>-3.795e-01 <text:s/>3.102e-03 -122.35 <text:s text:c="2"/>&lt;2e-16 ***</text:p>
      <text:p text:style-name="P17">xlpooled$codmeso2 <text:s text:c="9"/>-2.364e-01 <text:s/>2.181e-03 -108.36 <text:s text:c="2"/>&lt;2e-16 ***</text:p>
      <text:p text:style-name="P17">xlpooled$codmeso3 <text:s text:c="9"/>-2.979e-01 <text:s/>1.619e-03 -183.96 <text:s text:c="2"/>&lt;2e-16 ***</text:p>
      <text:p text:style-name="P17">xlpooled$codmeso4 <text:s text:c="9"/>-2.581e-01 <text:s/>1.893e-03 -136.38 <text:s text:c="2"/>&lt;2e-16 ***</text:p>
      <text:p text:style-name="P17">xlpooled$codmeso5 <text:s text:c="9"/>-2.979e-01 <text:s/>1.793e-03 -166.14 <text:s text:c="2"/>&lt;2e-16 ***</text:p>
      <text:p text:style-name="P17">xlpooled$codmeso6 <text:s text:c="9"/>-3.246e-01 <text:s/>2.265e-03 -143.31 <text:s text:c="2"/>&lt;2e-16 ***</text:p>
      <text:p text:style-name="P17">---</text:p>
      <text:p text:style-name="P17">Signif. codes: <text:s/>0 ‘***’ 0.001 ‘**’ 0.01 ‘*’ 0.05 ‘.’ 0.1 ‘ ’ 1</text:p>
      <text:p text:style-name="P16"/>
      <text:p text:style-name="P17">Residual standard error: 0.52 on 1389354 degrees of freedom</text:p>
      <text:p text:style-name="P17">Multiple R-squared: <text:s/>0.4104, <text:s text:c="3"/>Adjusted R-squared: <text:s/>0.4104 </text:p>
      <text:p text:style-name="P17">F-statistic: 4.835e+04 on 20 and 1389354 DF, <text:s/>p-value: &lt; 2.2e-16</text:p>
      <text:p text:style-name="P1"/>
      <text:p text:style-name="P1">MQO-2014</text:p>
      <text:p text:style-name="P1"/>
      <text:p text:style-name="P9"><text:bookmark text:name="rstudio_console_output2"/>Call:</text:p>
      <text:p text:style-name="P17">lm(formula = y ~ x, data = basereg2014)</text:p>
      <text:p text:style-name="P16"/>
      <text:p text:style-name="P17">Residuals:</text:p>
      <text:p text:style-name="P16"><text:s text:c="4"/><text:span text:style-name="T1">Min <text:s text:c="5"/>1Q <text:s/>Median <text:s text:c="5"/>3Q <text:s text:c="4"/>Max </text:span></text:p>
      <text:p text:style-name="P17">-3.2246 -0.2763 -0.0578 <text:s/>0.2032 <text:s/>4.6885 </text:p>
      <text:p text:style-name="P16"/>
      <text:p text:style-name="P17">Coefficients:</text:p>
      <text:p text:style-name="P16"><text:s text:c="29"/><text:span text:style-name="T1">Estimate Std. Error t value Pr(&gt;|t|) <text:s text:c="3"/></text:span></text:p>
      <text:p text:style-name="P17">(Intercept) <text:s text:c="16"/>6.159e+00 <text:s/>6.333e-03 <text:s/>972.45 <text:s text:c="2"/>&lt;2e-16 ***</text:p>
      <text:p text:style-name="P17">xIdade <text:s text:c="21"/>2.255e-02 <text:s/>1.782e-04 <text:s/>126.53 <text:s text:c="2"/>&lt;2e-16 ***</text:p>
      <text:p text:style-name="P17">xqdidade <text:s text:c="18"/>-1.957e-04 <text:s/>2.246e-06 <text:s/>-87.11 <text:s text:c="2"/>&lt;2e-16 ***</text:p>
      <text:p text:style-name="P17">xlpooled$tempoemprego2 <text:s text:c="5"/>5.211e-02 <text:s/>8.442e-04 <text:s text:c="2"/>61.73 <text:s text:c="2"/>&lt;2e-16 ***</text:p>
      <text:p text:style-name="P17">xlpooled$tempoemprego6 <text:s text:c="5"/>1.294e-01 <text:s/>1.233e-03 <text:s/>105.00 <text:s text:c="2"/>&lt;2e-16 ***</text:p>
      <text:p text:style-name="P17">xlpooled$tempoemprego7 <text:s text:c="5"/>1.845e-01 <text:s/>1.251e-03 <text:s/>147.47 <text:s text:c="2"/>&lt;2e-16 ***</text:p>
      <text:p text:style-name="P17">xlpooled$tempoemprego8 <text:s text:c="5"/>4.342e-01 <text:s/>1.291e-03 <text:s/>336.24 <text:s text:c="2"/>&lt;2e-16 ***</text:p>
      <text:p text:style-name="P17">xlpooled$tempoescola10 <text:s text:c="5"/>1.346e+00 <text:s/>6.280e-03 <text:s/>214.31 <text:s text:c="2"/>&lt;2e-16 ***</text:p>
      <text:p text:style-name="P17">xlpooled$tempoescola2 <text:s text:c="6"/>8.745e-02 <text:s/>5.484e-03 <text:s text:c="2"/>15.95 <text:s text:c="2"/>&lt;2e-16 ***</text:p>
      <text:p text:style-name="P17">xlpooled$tempoescola3 <text:s text:c="6"/>1.214e-01 <text:s/>5.358e-03 <text:s text:c="2"/>22.65 <text:s text:c="2"/>&lt;2e-16 ***</text:p>
      <text:p text:style-name="P17">xlpooled$tempoescola6 <text:s text:c="6"/>1.278e-01 <text:s/>5.473e-03 <text:s text:c="2"/>23.35 <text:s text:c="2"/>&lt;2e-16 ***</text:p>
      <text:p text:style-name="P17">xlpooled$tempoescola7 <text:s text:c="6"/>2.702e-01 <text:s/>5.329e-03 <text:s text:c="2"/>50.70 <text:s text:c="2"/>&lt;2e-16 ***</text:p>
      <text:p text:style-name="P17">xlpooled$tempoescola8 <text:s text:c="6"/>6.048e-01 <text:s/>5.596e-03 <text:s/>108.09 <text:s text:c="2"/>&lt;2e-16 ***</text:p>
      <text:p text:style-name="P17">xlpooled$tempoescola9 <text:s text:c="6"/>9.809e-01 <text:s/>5.380e-03 <text:s/>182.31 <text:s text:c="2"/>&lt;2e-16 ***</text:p>
      <text:p text:style-name="P17">xlpooled$Sexo.Trabalhador1 <text:s/>2.273e-01 <text:s/>7.132e-04 <text:s/>318.76 <text:s text:c="2"/>&lt;2e-16 ***</text:p>
      <text:p text:style-name="P17">xlpooled$codmeso1 <text:s text:c="9"/>-2.786e-01 <text:s/>2.462e-03 -113.15 <text:s text:c="2"/>&lt;2e-16 ***</text:p>
      <text:p text:style-name="P17">xlpooled$codmeso2 <text:s text:c="9"/>-1.655e-01 <text:s/>1.831e-03 <text:s/>-90.41 <text:s text:c="2"/>&lt;2e-16 ***</text:p>
      <text:p text:style-name="P17">xlpooled$codmeso3 <text:s text:c="9"/>-2.333e-01 <text:s/>1.280e-03 -182.24 <text:s text:c="2"/>&lt;2e-16 ***</text:p>
      <text:p text:style-name="P17">xlpooled$codmeso4 <text:s text:c="9"/>-1.598e-01 <text:s/>1.442e-03 -110.79 <text:s text:c="2"/>&lt;2e-16 ***</text:p>
      <text:p text:style-name="P17">xlpooled$codmeso5 <text:s text:c="9"/>-2.071e-01 <text:s/>1.331e-03 -155.59 <text:s text:c="2"/>&lt;2e-16 ***</text:p>
      <text:p text:style-name="P17">xlpooled$codmeso6 <text:s text:c="9"/>-2.692e-01 <text:s/>1.804e-03 -149.23 <text:s text:c="2"/>&lt;2e-16 ***</text:p>
      <text:p text:style-name="P17">---</text:p>
      <text:p text:style-name="P17">Signif. codes: <text:s/>0 ‘***’ 0.001 ‘**’ 0.01 ‘*’ 0.05 ‘.’ 0.1 ‘ ’ 1</text:p>
      <text:p text:style-name="P16"/>
      <text:p text:style-name="P17"><text:soft-page-break/>Residual standard error: 0.5071 on 2264604 degrees of freedom</text:p>
      <text:p text:style-name="P17">Multiple R-squared: <text:s/>0.3747, <text:s text:c="3"/>Adjusted R-squared: <text:s/>0.3746 </text:p>
      <text:p text:style-name="P17">F-statistic: 6.784e+04 on 20 and 2264604 DF, <text:s/>p-value: &lt; 2.2e-16</text:p>
      <text:p text:style-name="P1"/>
      <text:p text:style-name="P1">Q25-2000</text:p>
      <text:p text:style-name="P9"><text:bookmark text:name="rstudio_console_output3"/>Call: rq(formula = y ~ x, tau = 0.25, data = basereg2000)</text:p>
      <text:p text:style-name="P16"/>
      <text:p text:style-name="P17">tau: [1] 0.25</text:p>
      <text:p text:style-name="P16"/>
      <text:p text:style-name="P17">Coefficients:</text:p>
      <text:p text:style-name="P16"><text:s text:c="27"/><text:span text:style-name="T1">Value <text:s text:c="5"/>Std. Error t value <text:s text:c="3"/>Pr(&gt;|t|) <text:s/></text:span></text:p>
      <text:p text:style-name="P17">(Intercept) <text:s text:c="18"/>5.60432 <text:s text:c="3"/>0.00506 1107.38725 <text:s text:c="3"/>0.00000</text:p>
      <text:p text:style-name="P17">xIdade <text:s text:c="23"/>0.01985 <text:s text:c="3"/>0.00022 <text:s text:c="2"/>89.35109 <text:s text:c="3"/>0.00000</text:p>
      <text:p text:style-name="P17">xqdidade <text:s text:c="20"/>-0.00023 <text:s text:c="3"/>0.00000 <text:s/>-76.70401 <text:s text:c="3"/>0.00000</text:p>
      <text:p text:style-name="P17">xlpooled$tempoemprego2 <text:s text:c="7"/>0.01823 <text:s text:c="3"/>0.00097 <text:s text:c="2"/>18.74917 <text:s text:c="3"/>0.00000</text:p>
      <text:p text:style-name="P17">xlpooled$tempoemprego6 <text:s text:c="7"/>0.04880 <text:s text:c="3"/>0.00162 <text:s text:c="2"/>30.15827 <text:s text:c="3"/>0.00000</text:p>
      <text:p text:style-name="P17">xlpooled$tempoemprego7 <text:s text:c="7"/>0.13244 <text:s text:c="3"/>0.00219 <text:s text:c="2"/>60.42037 <text:s text:c="3"/>0.00000</text:p>
      <text:p text:style-name="P17">xlpooled$tempoemprego8 <text:s text:c="7"/>0.21829 <text:s text:c="3"/>0.00183 <text:s/>119.05531 <text:s text:c="3"/>0.00000</text:p>
      <text:p text:style-name="P17">xlpooled$tempoescola2 <text:s text:c="8"/>0.07042 <text:s text:c="3"/>0.00337 <text:s text:c="2"/>20.90729 <text:s text:c="3"/>0.00000</text:p>
      <text:p text:style-name="P17">xlpooled$tempoescola3 <text:s text:c="8"/>0.12696 <text:s text:c="3"/>0.00327 <text:s text:c="2"/>38.78885 <text:s text:c="3"/>0.00000</text:p>
      <text:p text:style-name="P17">xlpooled$tempoescola6 <text:s text:c="8"/>0.19288 <text:s text:c="3"/>0.00354 <text:s text:c="2"/>54.54700 <text:s text:c="3"/>0.00000</text:p>
      <text:p text:style-name="P17">xlpooled$tempoescola7 <text:s text:c="8"/>0.31729 <text:s text:c="3"/>0.00340 <text:s text:c="2"/>93.42058 <text:s text:c="3"/>0.00000</text:p>
      <text:p text:style-name="P17">xlpooled$tempoescola8 <text:s text:c="8"/>0.59300 <text:s text:c="3"/>0.00801 <text:s text:c="2"/>74.05184 <text:s text:c="3"/>0.00000</text:p>
      <text:p text:style-name="P17">xlpooled$tempoescola9 <text:s text:c="8"/>1.25337 <text:s text:c="3"/>0.00514 <text:s/>243.78948 <text:s text:c="3"/>0.00000</text:p>
      <text:p text:style-name="P17">xlpooled$Sexo.Trabalhador1 <text:s text:c="3"/>0.19956 <text:s text:c="3"/>0.00091 <text:s/>219.64705 <text:s text:c="3"/>0.00000</text:p>
      <text:p text:style-name="P17">xlpooled$codmeso1 <text:s text:c="11"/>-0.30934 <text:s text:c="3"/>0.00231 -133.93223 <text:s text:c="3"/>0.00000</text:p>
      <text:p text:style-name="P17">xlpooled$codmeso2 <text:s text:c="11"/>-0.26569 <text:s text:c="3"/>0.00177 -149.70781 <text:s text:c="3"/>0.00000</text:p>
      <text:p text:style-name="P17">xlpooled$codmeso3 <text:s text:c="11"/>-0.33824 <text:s text:c="3"/>0.00297 -113.80992 <text:s text:c="3"/>0.00000</text:p>
      <text:p text:style-name="P17">xlpooled$codmeso4 <text:s text:c="11"/>-0.25783 <text:s text:c="3"/>0.00119 -215.99846 <text:s text:c="3"/>0.00000</text:p>
      <text:p text:style-name="P17">xlpooled$codmeso5 <text:s text:c="11"/>-0.30006 <text:s text:c="3"/>0.00172 -173.98824 <text:s text:c="3"/>0.00000</text:p>
      <text:p text:style-name="P17">xlpooled$codmeso6 <text:s text:c="11"/>-0.52449 <text:s text:c="3"/>0.00648 <text:s/>-80.94114 <text:s text:c="3"/>0.00000</text:p>
      <text:p text:style-name="P1"/>
      <text:p text:style-name="P1"/>
      <text:p text:style-name="P2">Q25-2007</text:p>
      <text:p text:style-name="P2"/>
      <text:p text:style-name="P10"><text:bookmark text:name="rstudio_console_output4"/>Call: rq(formula = y ~ x, tau = 0.25, data = basereg2007)</text:p>
      <text:p text:style-name="P16"/>
      <text:p text:style-name="P17">tau: [1] 0.25</text:p>
      <text:p text:style-name="P16"/>
      <text:p text:style-name="P17">Coefficients:</text:p>
      <text:p text:style-name="P16"><text:s text:c="27"/><text:span text:style-name="T1">Value <text:s text:c="5"/>Std. Error t value <text:s text:c="3"/>Pr(&gt;|t|) <text:s/></text:span></text:p>
      <text:p text:style-name="P17">(Intercept) <text:s text:c="18"/>6.24029 <text:s text:c="3"/>0.00248 2516.26051 <text:s text:c="3"/>0.00000</text:p>
      <text:p text:style-name="P17">xIdade <text:s text:c="23"/>0.00560 <text:s text:c="3"/>0.00009 <text:s text:c="2"/>63.84599 <text:s text:c="3"/>0.00000</text:p>
      <text:p text:style-name="P17">xqdidade <text:s text:c="20"/>-0.00005 <text:s text:c="3"/>0.00000 <text:s/>-43.55533 <text:s text:c="3"/>0.00000</text:p>
      <text:p text:style-name="P17">xlpooled$tempoemprego2 <text:s text:c="7"/>0.02716 <text:s text:c="3"/>0.00048 <text:s text:c="2"/>56.81493 <text:s text:c="3"/>0.00000</text:p>
      <text:p text:style-name="P17">xlpooled$tempoemprego6 <text:s text:c="7"/>0.05962 <text:s text:c="3"/>0.00076 <text:s text:c="2"/>78.93819 <text:s text:c="3"/>0.00000</text:p>
      <text:p text:style-name="P17">xlpooled$tempoemprego7 <text:s text:c="7"/>0.07831 <text:s text:c="3"/>0.00070 <text:s/>111.48960 <text:s text:c="3"/>0.00000</text:p>
      <text:p text:style-name="P17">xlpooled$tempoemprego8 <text:s text:c="7"/>0.23398 <text:s text:c="3"/>0.00126 <text:s/>185.90813 <text:s text:c="3"/>0.00000</text:p>
      <text:p text:style-name="P17">xlpooled$tempoescola10 <text:s text:c="7"/>1.11487 <text:s text:c="3"/>0.04685 <text:s text:c="2"/>23.79545 <text:s text:c="3"/>0.00000</text:p>
      <text:p text:style-name="P17">xlpooled$tempoescola2 <text:s text:c="8"/>0.03961 <text:s text:c="3"/>0.00198 <text:s text:c="2"/>19.99013 <text:s text:c="3"/>0.00000</text:p>
      <text:p text:style-name="P17">xlpooled$tempoescola3 <text:s text:c="8"/>0.06914 <text:s text:c="3"/>0.00193 <text:s text:c="2"/>35.84823 <text:s text:c="3"/>0.00000</text:p>
      <text:p text:style-name="P17">xlpooled$tempoescola6 <text:s text:c="8"/>0.08869 <text:s text:c="3"/>0.00200 <text:s text:c="2"/>44.36247 <text:s text:c="3"/>0.00000</text:p>
      <text:p text:style-name="P17">xlpooled$tempoescola7 <text:s text:c="8"/>0.14406 <text:s text:c="3"/>0.00194 <text:s text:c="2"/>74.18262 <text:s text:c="3"/>0.00000</text:p>
      <text:p text:style-name="P17">xlpooled$tempoescola8 <text:s text:c="8"/>0.27718 <text:s text:c="3"/>0.00272 <text:s/>102.02582 <text:s text:c="3"/>0.00000</text:p>
      <text:p text:style-name="P17">xlpooled$tempoescola9 <text:s text:c="8"/>0.56869 <text:s text:c="3"/>0.00304 <text:s/>186.83138 <text:s text:c="3"/>0.00000</text:p>
      <text:p text:style-name="P17">xlpooled$Sexo.Trabalhador1 <text:s text:c="3"/>0.08143 <text:s text:c="3"/>0.00041 <text:s/>200.41346 <text:s text:c="3"/>0.00000</text:p>
      <text:p text:style-name="P17"><text:soft-page-break/>xlpooled$codmeso1 <text:s text:c="11"/>-0.20632 <text:s text:c="3"/>0.00306 <text:s/>-67.43976 <text:s text:c="3"/>0.00000</text:p>
      <text:p text:style-name="P17">xlpooled$codmeso2 <text:s text:c="11"/>-0.11619 <text:s text:c="3"/>0.00106 -110.06673 <text:s text:c="3"/>0.00000</text:p>
      <text:p text:style-name="P17">xlpooled$codmeso3 <text:s text:c="11"/>-0.14894 <text:s text:c="3"/>0.00138 -108.15541 <text:s text:c="3"/>0.00000</text:p>
      <text:p text:style-name="P17">xlpooled$codmeso4 <text:s text:c="11"/>-0.12239 <text:s text:c="3"/>0.00085 -144.68685 <text:s text:c="3"/>0.00000</text:p>
      <text:p text:style-name="P17">xlpooled$codmeso5 <text:s text:c="11"/>-0.13395 <text:s text:c="3"/>0.00072 -186.65826 <text:s text:c="3"/>0.00000</text:p>
      <text:p text:style-name="P17">xlpooled$codmeso6 <text:s text:c="11"/>-0.21531 <text:s text:c="3"/>0.00204 -105.77371 <text:s text:c="3"/>0.00000</text:p>
      <text:p text:style-name="P2"/>
      <text:p text:style-name="P4">Q25-2014</text:p>
      <text:p text:style-name="P4"/>
      <text:p text:style-name="P10"><text:bookmark text:name="rstudio_console_output5"/>Call: rq(formula = y ~ x, tau = 0.25, data = basereg2014)</text:p>
      <text:p text:style-name="P16"/>
      <text:p text:style-name="P17">tau: [1] 0.25</text:p>
      <text:p text:style-name="P16"/>
      <text:p text:style-name="P17">Coefficients:</text:p>
      <text:p text:style-name="P16"><text:s text:c="27"/><text:span text:style-name="T1">Value <text:s text:c="5"/>Std. Error t value <text:s text:c="3"/>Pr(&gt;|t|) <text:s/></text:span></text:p>
      <text:p text:style-name="P17">(Intercept) <text:s text:c="18"/>6.53725 <text:s text:c="3"/>0.00120 5436.51600 <text:s text:c="3"/>0.00000</text:p>
      <text:p text:style-name="P17">xIdade <text:s text:c="23"/>0.00877 <text:s text:c="3"/>0.00006 <text:s/>137.65223 <text:s text:c="3"/>0.00000</text:p>
      <text:p text:style-name="P17">xqdidade <text:s text:c="20"/>-0.00010 <text:s text:c="3"/>0.00000 -104.63071 <text:s text:c="3"/>0.00000</text:p>
      <text:p text:style-name="P17">xlpooled$tempoemprego2 <text:s text:c="7"/>0.03242 <text:s text:c="3"/>0.00019 <text:s/>174.99724 <text:s text:c="3"/>0.00000</text:p>
      <text:p text:style-name="P17">xlpooled$tempoemprego6 <text:s text:c="7"/>0.06106 <text:s text:c="3"/>0.00045 <text:s/>136.44154 <text:s text:c="3"/>0.00000</text:p>
      <text:p text:style-name="P17">xlpooled$tempoemprego7 <text:s text:c="7"/>0.06787 <text:s text:c="3"/>0.00052 <text:s/>130.38605 <text:s text:c="3"/>0.00000</text:p>
      <text:p text:style-name="P17">xlpooled$tempoemprego8 <text:s text:c="7"/>0.17617 <text:s text:c="3"/>0.00115 <text:s/>152.94579 <text:s text:c="3"/>0.00000</text:p>
      <text:p text:style-name="P17">xlpooled$tempoescola10 <text:s text:c="7"/>1.03831 <text:s text:c="3"/>0.00588 <text:s/>176.51163 <text:s text:c="3"/>0.00000</text:p>
      <text:p text:style-name="P17">xlpooled$tempoescola2 <text:s text:c="8"/>0.01383 <text:s text:c="3"/>0.00054 <text:s text:c="2"/>25.83191 <text:s text:c="3"/>0.00000</text:p>
      <text:p text:style-name="P17">xlpooled$tempoescola3 <text:s text:c="8"/>0.02254 <text:s text:c="3"/>0.00051 <text:s text:c="2"/>44.39615 <text:s text:c="3"/>0.00000</text:p>
      <text:p text:style-name="P17">xlpooled$tempoescola6 <text:s text:c="8"/>0.02294 <text:s text:c="3"/>0.00054 <text:s text:c="2"/>42.79610 <text:s text:c="3"/>0.00000</text:p>
      <text:p text:style-name="P17">xlpooled$tempoescola7 <text:s text:c="8"/>0.06541 <text:s text:c="3"/>0.00051 <text:s/>127.03924 <text:s text:c="3"/>0.00000</text:p>
      <text:p text:style-name="P17">xlpooled$tempoescola8 <text:s text:c="8"/>0.16283 <text:s text:c="3"/>0.00159 <text:s/>102.30003 <text:s text:c="3"/>0.00000</text:p>
      <text:p text:style-name="P17">xlpooled$tempoescola9 <text:s text:c="8"/>0.44639 <text:s text:c="3"/>0.00159 <text:s/>280.50867 <text:s text:c="3"/>0.00000</text:p>
      <text:p text:style-name="P17">xlpooled$Sexo.Trabalhador1 <text:s text:c="3"/>0.06004 <text:s text:c="3"/>0.00021 <text:s/>287.80268 <text:s text:c="3"/>0.00000</text:p>
      <text:p text:style-name="P17">xlpooled$codmeso1 <text:s text:c="11"/>-0.09081 <text:s text:c="3"/>0.00022 -421.21160 <text:s text:c="3"/>0.00000</text:p>
      <text:p text:style-name="P17">xlpooled$codmeso2 <text:s text:c="11"/>-0.06433 <text:s text:c="3"/>0.00030 -214.81793 <text:s text:c="3"/>0.00000</text:p>
      <text:p text:style-name="P17">xlpooled$codmeso3 <text:s text:c="11"/>-0.07771 <text:s text:c="3"/>0.00026 -299.45130 <text:s text:c="3"/>0.00000</text:p>
      <text:p text:style-name="P17">xlpooled$codmeso4 <text:s text:c="11"/>-0.07030 <text:s text:c="3"/>0.00027 -260.66541 <text:s text:c="3"/>0.00000</text:p>
      <text:p text:style-name="P17">xlpooled$codmeso5 <text:s text:c="11"/>-0.07170 <text:s text:c="3"/>0.00028 -253.59106 <text:s text:c="3"/>0.00000</text:p>
      <text:p text:style-name="P17">xlpooled$codmeso6 <text:s text:c="11"/>-0.10202 <text:s text:c="3"/>0.00045 -226.64190 <text:s text:c="3"/>0.00000</text:p>
      <text:p text:style-name="P2"/>
      <text:p text:style-name="P2"/>
      <text:p text:style-name="P3">Q50-2000</text:p>
      <text:p text:style-name="P3"/>
      <text:p text:style-name="P11"><text:bookmark text:name="rstudio_console_output6"/>Call: rq(formula = y ~ x, tau = 0.5, data = basereg2000)</text:p>
      <text:p text:style-name="P16"/>
      <text:p text:style-name="P17">tau: [1] 0.5</text:p>
      <text:p text:style-name="P16"/>
      <text:p text:style-name="P17">Coefficients:</text:p>
      <text:p text:style-name="P16"><text:s text:c="27"/><text:span text:style-name="T1">Value <text:s text:c="5"/>Std. Error t value <text:s text:c="3"/>Pr(&gt;|t|) <text:s/></text:span></text:p>
      <text:p text:style-name="P17">(Intercept) <text:s text:c="18"/>5.36442 <text:s text:c="3"/>0.00399 1343.53590 <text:s text:c="3"/>0.00000</text:p>
      <text:p text:style-name="P17">xIdade <text:s text:c="23"/>0.03560 <text:s text:c="3"/>0.00020 <text:s/>175.54177 <text:s text:c="3"/>0.00000</text:p>
      <text:p text:style-name="P17">xqdidade <text:s text:c="20"/>-0.00041 <text:s text:c="3"/>0.00000 -166.39554 <text:s text:c="3"/>0.00000</text:p>
      <text:p text:style-name="P17">xlpooled$tempoemprego2 <text:s text:c="7"/>0.03845 <text:s text:c="3"/>0.00114 <text:s text:c="2"/>33.64388 <text:s text:c="3"/>0.00000</text:p>
      <text:p text:style-name="P17">xlpooled$tempoemprego6 <text:s text:c="7"/>0.11215 <text:s text:c="3"/>0.00180 <text:s text:c="2"/>62.28168 <text:s text:c="3"/>0.00000</text:p>
      <text:p text:style-name="P17">xlpooled$tempoemprego7 <text:s text:c="7"/>0.24822 <text:s text:c="3"/>0.00244 <text:s/>101.84561 <text:s text:c="3"/>0.00000</text:p>
      <text:p text:style-name="P17">xlpooled$tempoemprego8 <text:s text:c="7"/>0.36515 <text:s text:c="3"/>0.00286 <text:s/>127.71574 <text:s text:c="3"/>0.00000</text:p>
      <text:p text:style-name="P17">xlpooled$tempoescola2 <text:s text:c="8"/>0.07371 <text:s text:c="3"/>0.00136 <text:s text:c="2"/>54.19725 <text:s text:c="3"/>0.00000</text:p>
      <text:p text:style-name="P17">xlpooled$tempoescola3 <text:s text:c="8"/>0.17952 <text:s text:c="3"/>0.00144 <text:s/>124.80928 <text:s text:c="3"/>0.00000</text:p>
      <text:p text:style-name="P17">xlpooled$tempoescola6 <text:s text:c="8"/>0.30201 <text:s text:c="3"/>0.00225 <text:s/>134.30325 <text:s text:c="3"/>0.00000</text:p>
      <text:p text:style-name="P17"><text:soft-page-break/>xlpooled$tempoescola7 <text:s text:c="8"/>0.48655 <text:s text:c="3"/>0.00184 <text:s/>264.83947 <text:s text:c="3"/>0.00000</text:p>
      <text:p text:style-name="P17">xlpooled$tempoescola8 <text:s text:c="8"/>1.05317 <text:s text:c="3"/>0.00642 <text:s/>164.11578 <text:s text:c="3"/>0.00000</text:p>
      <text:p text:style-name="P17">xlpooled$tempoescola9 <text:s text:c="8"/>1.56580 <text:s text:c="3"/>0.00284 <text:s/>551.11879 <text:s text:c="3"/>0.00000</text:p>
      <text:p text:style-name="P17">xlpooled$Sexo.Trabalhador1 <text:s text:c="3"/>0.32607 <text:s text:c="3"/>0.00106 <text:s/>306.88578 <text:s text:c="3"/>0.00000</text:p>
      <text:p text:style-name="P17">xlpooled$codmeso1 <text:s text:c="11"/>-0.35457 <text:s text:c="3"/>0.00323 -109.92017 <text:s text:c="3"/>0.00000</text:p>
      <text:p text:style-name="P17">xlpooled$codmeso2 <text:s text:c="11"/>-0.29164 <text:s text:c="3"/>0.00231 -126.14969 <text:s text:c="3"/>0.00000</text:p>
      <text:p text:style-name="P17">xlpooled$codmeso3 <text:s text:c="11"/>-0.31746 <text:s text:c="3"/>0.00208 -152.41578 <text:s text:c="3"/>0.00000</text:p>
      <text:p text:style-name="P17">xlpooled$codmeso4 <text:s text:c="11"/>-0.28721 <text:s text:c="3"/>0.00182 -157.38876 <text:s text:c="3"/>0.00000</text:p>
      <text:p text:style-name="P17">xlpooled$codmeso5 <text:s text:c="11"/>-0.35821 <text:s text:c="3"/>0.00134 -266.50945 <text:s text:c="3"/>0.00000</text:p>
      <text:p text:style-name="P17">xlpooled$codmeso6 <text:s text:c="11"/>-0.46050 <text:s text:c="3"/>0.00199 -231.87690 <text:s text:c="3"/>0.00000</text:p>
      <text:p text:style-name="P3"/>
      <text:p text:style-name="P5">Q50-2007</text:p>
      <text:p text:style-name="P5"/>
      <text:p text:style-name="P12"><text:bookmark text:name="rstudio_console_output7"/>Call: rq(formula = y ~ x, tau = 0.5, data = basereg2007)</text:p>
      <text:p text:style-name="P16"/>
      <text:p text:style-name="P17">tau: [1] 0.5</text:p>
      <text:p text:style-name="P16"/>
      <text:p text:style-name="P17">Coefficients:</text:p>
      <text:p text:style-name="P16"><text:s text:c="27"/><text:span text:style-name="T1">Value <text:s text:c="5"/>Std. Error t value <text:s text:c="3"/>Pr(&gt;|t|) <text:s/></text:span></text:p>
      <text:p text:style-name="P17">(Intercept) <text:s text:c="18"/>6.10396 <text:s text:c="3"/>0.00322 1895.74081 <text:s text:c="3"/>0.00000</text:p>
      <text:p text:style-name="P17">xIdade <text:s text:c="23"/>0.01434 <text:s text:c="3"/>0.00019 <text:s text:c="2"/>76.74635 <text:s text:c="3"/>0.00000</text:p>
      <text:p text:style-name="P17">xqdidade <text:s text:c="20"/>-0.00014 <text:s text:c="3"/>0.00000 <text:s/>-52.27937 <text:s text:c="3"/>0.00000</text:p>
      <text:p text:style-name="P17">xlpooled$tempoemprego2 <text:s text:c="7"/>0.02833 <text:s text:c="3"/>0.00051 <text:s text:c="2"/>55.66034 <text:s text:c="3"/>0.00000</text:p>
      <text:p text:style-name="P17">xlpooled$tempoemprego6 <text:s text:c="7"/>0.07355 <text:s text:c="3"/>0.00080 <text:s text:c="2"/>91.83772 <text:s text:c="3"/>0.00000</text:p>
      <text:p text:style-name="P17">xlpooled$tempoemprego7 <text:s text:c="7"/>0.09724 <text:s text:c="3"/>0.00108 <text:s text:c="2"/>90.03299 <text:s text:c="3"/>0.00000</text:p>
      <text:p text:style-name="P17">xlpooled$tempoemprego8 <text:s text:c="7"/>0.40468 <text:s text:c="3"/>0.00257 <text:s/>157.36422 <text:s text:c="3"/>0.00000</text:p>
      <text:p text:style-name="P17">xlpooled$tempoescola10 <text:s text:c="7"/>1.73550 <text:s text:c="3"/>0.03070 <text:s text:c="2"/>56.53015 <text:s text:c="3"/>0.00000</text:p>
      <text:p text:style-name="P17">xlpooled$tempoescola2 <text:s text:c="8"/>0.04893 <text:s text:c="3"/>0.00109 <text:s text:c="2"/>44.81009 <text:s text:c="3"/>0.00000</text:p>
      <text:p text:style-name="P17">xlpooled$tempoescola3 <text:s text:c="8"/>0.09513 <text:s text:c="3"/>0.00107 <text:s text:c="2"/>88.65897 <text:s text:c="3"/>0.00000</text:p>
      <text:p text:style-name="P17">xlpooled$tempoescola6 <text:s text:c="8"/>0.13467 <text:s text:c="3"/>0.00121 <text:s/>111.59142 <text:s text:c="3"/>0.00000</text:p>
      <text:p text:style-name="P17">xlpooled$tempoescola7 <text:s text:c="8"/>0.21943 <text:s text:c="3"/>0.00114 <text:s/>192.29036 <text:s text:c="3"/>0.00000</text:p>
      <text:p text:style-name="P17">xlpooled$tempoescola8 <text:s text:c="8"/>0.60369 <text:s text:c="3"/>0.00425 <text:s/>142.04149 <text:s text:c="3"/>0.00000</text:p>
      <text:p text:style-name="P17">xlpooled$tempoescola9 <text:s text:c="8"/>1.04246 <text:s text:c="3"/>0.00254 <text:s/>410.95865 <text:s text:c="3"/>0.00000</text:p>
      <text:p text:style-name="P17">xlpooled$Sexo.Trabalhador1 <text:s text:c="3"/>0.14503 <text:s text:c="3"/>0.00055 <text:s/>265.20674 <text:s text:c="3"/>0.00000</text:p>
      <text:p text:style-name="P17">xlpooled$codmeso1 <text:s text:c="11"/>-0.20894 <text:s text:c="3"/>0.00108 -193.23983 <text:s text:c="3"/>0.00000</text:p>
      <text:p text:style-name="P17">xlpooled$codmeso2 <text:s text:c="11"/>-0.12722 <text:s text:c="3"/>0.00082 -155.44940 <text:s text:c="3"/>0.00000</text:p>
      <text:p text:style-name="P17">xlpooled$codmeso3 <text:s text:c="11"/>-0.14755 <text:s text:c="3"/>0.00074 -198.78227 <text:s text:c="3"/>0.00000</text:p>
      <text:p text:style-name="P17">xlpooled$codmeso4 <text:s text:c="11"/>-0.15216 <text:s text:c="3"/>0.00083 -183.52809 <text:s text:c="3"/>0.00000</text:p>
      <text:p text:style-name="P17">xlpooled$codmeso5 <text:s text:c="11"/>-0.16293 <text:s text:c="3"/>0.00064 -255.26312 <text:s text:c="3"/>0.00000</text:p>
      <text:p text:style-name="P17">xlpooled$codmeso6 <text:s text:c="11"/>-0.19456 <text:s text:c="3"/>0.00091 -213.92041 <text:s text:c="3"/>0.00000</text:p>
      <text:p text:style-name="P5"/>
      <text:p text:style-name="P6">Q50-2014</text:p>
      <text:p text:style-name="P6"/>
      <text:p text:style-name="P13"><text:bookmark text:name="rstudio_console_output8"/>Call: rq(formula = y ~ x, tau = 0.5, data = basereg2014)</text:p>
      <text:p text:style-name="P16"/>
      <text:p text:style-name="P17">tau: [1] 0.5</text:p>
      <text:p text:style-name="P16"/>
      <text:p text:style-name="P17">Coefficients:</text:p>
      <text:p text:style-name="P16"><text:s text:c="27"/><text:span text:style-name="T1">Value <text:s text:c="5"/>Std. Error t value <text:s text:c="3"/>Pr(&gt;|t|) <text:s/></text:span></text:p>
      <text:p text:style-name="P17">(Intercept) <text:s text:c="18"/>6.38926 <text:s text:c="3"/>0.00248 2575.94121 <text:s text:c="3"/>0.00000</text:p>
      <text:p text:style-name="P17">xIdade <text:s text:c="23"/>0.01487 <text:s text:c="3"/>0.00015 <text:s/>101.29061 <text:s text:c="3"/>0.00000</text:p>
      <text:p text:style-name="P17">xqdidade <text:s text:c="20"/>-0.00014 <text:s text:c="3"/>0.00000 <text:s/>-64.93199 <text:s text:c="3"/>0.00000</text:p>
      <text:p text:style-name="P17">xlpooled$tempoemprego2 <text:s text:c="7"/>0.04221 <text:s text:c="3"/>0.00045 <text:s text:c="2"/>94.28630 <text:s text:c="3"/>0.00000</text:p>
      <text:p text:style-name="P17">xlpooled$tempoemprego6 <text:s text:c="7"/>0.08995 <text:s text:c="3"/>0.00090 <text:s text:c="2"/>99.42430 <text:s text:c="3"/>0.00000</text:p>
      <text:p text:style-name="P17">xlpooled$tempoemprego7 <text:s text:c="7"/>0.12244 <text:s text:c="3"/>0.00111 <text:s/>110.44033 <text:s text:c="3"/>0.00000</text:p>
      <text:p text:style-name="P17">xlpooled$tempoemprego8 <text:s text:c="7"/>0.33272 <text:s text:c="3"/>0.00152 <text:s/>218.27611 <text:s text:c="3"/>0.00000</text:p>
      <text:p text:style-name="P17"><text:soft-page-break/>xlpooled$tempoescola10 <text:s text:c="7"/>1.46444 <text:s text:c="3"/>0.00106 1382.07615 <text:s text:c="3"/>0.00000</text:p>
      <text:p text:style-name="P17">xlpooled$tempoescola2 <text:s text:c="8"/>0.06073 <text:s text:c="3"/>0.00114 <text:s text:c="2"/>53.23438 <text:s text:c="3"/>0.00000</text:p>
      <text:p text:style-name="P17">xlpooled$tempoescola3 <text:s text:c="8"/>0.07614 <text:s text:c="3"/>0.00077 <text:s text:c="2"/>99.42301 <text:s text:c="3"/>0.00000</text:p>
      <text:p text:style-name="P17">xlpooled$tempoescola6 <text:s text:c="8"/>0.08734 <text:s text:c="3"/>0.00082 <text:s/>106.13069 <text:s text:c="3"/>0.00000</text:p>
      <text:p text:style-name="P17">xlpooled$tempoescola7 <text:s text:c="8"/>0.17056 <text:s text:c="3"/>0.00075 <text:s/>227.40745 <text:s text:c="3"/>0.00000</text:p>
      <text:p text:style-name="P17">xlpooled$tempoescola8 <text:s text:c="8"/>0.46781 <text:s text:c="3"/>0.00271 <text:s/>172.90637 <text:s text:c="3"/>0.00000</text:p>
      <text:p text:style-name="P17">xlpooled$tempoescola9 <text:s text:c="8"/>0.96225 <text:s text:c="3"/>0.00182 <text:s/>528.08129 <text:s text:c="3"/>0.00000</text:p>
      <text:p text:style-name="P17">xlpooled$Sexo.Trabalhador1 <text:s text:c="3"/>0.14513 <text:s text:c="3"/>0.00047 <text:s/>308.64967 <text:s text:c="3"/>0.00000</text:p>
      <text:p text:style-name="P17">xlpooled$codmeso1 <text:s text:c="11"/>-0.17610 <text:s text:c="3"/>0.00069 -256.88380 <text:s text:c="3"/>0.00000</text:p>
      <text:p text:style-name="P17">xlpooled$codmeso2 <text:s text:c="11"/>-0.10381 <text:s text:c="3"/>0.00083 -124.37707 <text:s text:c="3"/>0.00000</text:p>
      <text:p text:style-name="P17">xlpooled$codmeso3 <text:s text:c="11"/>-0.14446 <text:s text:c="3"/>0.00058 -249.22152 <text:s text:c="3"/>0.00000</text:p>
      <text:p text:style-name="P17">xlpooled$codmeso4 <text:s text:c="11"/>-0.11631 <text:s text:c="3"/>0.00060 -194.75832 <text:s text:c="3"/>0.00000</text:p>
      <text:p text:style-name="P17">xlpooled$codmeso5 <text:s text:c="11"/>-0.13481 <text:s text:c="3"/>0.00056 -242.79699 <text:s text:c="3"/>0.00000</text:p>
      <text:p text:style-name="P17">xlpooled$codmeso6 <text:s text:c="11"/>-0.16533 <text:s text:c="3"/>0.00068 -242.61524 <text:s text:c="3"/>0.00000</text:p>
      <text:p text:style-name="P6"/>
      <text:p text:style-name="P6"/>
      <text:p text:style-name="P8">Q75-2000</text:p>
      <text:p text:style-name="P15"><text:bookmark text:name="rstudio_console_output10"/>Call: rq(formula = y ~ x, tau = 0.75, data = basereg2000)</text:p>
      <text:p text:style-name="P16"/>
      <text:p text:style-name="P17">tau: [1] 0.75</text:p>
      <text:p text:style-name="P16"/>
      <text:p text:style-name="P17">Coefficients:</text:p>
      <text:p text:style-name="P16"><text:s text:c="27"/><text:span text:style-name="T1">Value <text:s text:c="5"/>Std. Error t value <text:s text:c="3"/>Pr(&gt;|t|) <text:s/></text:span></text:p>
      <text:p text:style-name="P17">(Intercept) <text:s text:c="18"/>5.15564 <text:s text:c="3"/>0.00885 <text:s/>582.56053 <text:s text:c="3"/>0.00000</text:p>
      <text:p text:style-name="P17">xIdade <text:s text:c="23"/>0.05231 <text:s text:c="3"/>0.00042 <text:s/>125.14609 <text:s text:c="3"/>0.00000</text:p>
      <text:p text:style-name="P17">xqdidade <text:s text:c="20"/>-0.00058 <text:s text:c="3"/>0.00001 -104.28856 <text:s text:c="3"/>0.00000</text:p>
      <text:p text:style-name="P17">xlpooled$tempoemprego2 <text:s text:c="7"/>0.05709 <text:s text:c="3"/>0.00189 <text:s text:c="2"/>30.25254 <text:s text:c="3"/>0.00000</text:p>
      <text:p text:style-name="P17">xlpooled$tempoemprego6 <text:s text:c="7"/>0.15847 <text:s text:c="3"/>0.00288 <text:s text:c="2"/>54.95750 <text:s text:c="3"/>0.00000</text:p>
      <text:p text:style-name="P17">xlpooled$tempoemprego7 <text:s text:c="7"/>0.35610 <text:s text:c="3"/>0.00373 <text:s text:c="2"/>95.52746 <text:s text:c="3"/>0.00000</text:p>
      <text:p text:style-name="P17">xlpooled$tempoemprego8 <text:s text:c="7"/>0.52954 <text:s text:c="3"/>0.00285 <text:s/>185.87328 <text:s text:c="3"/>0.00000</text:p>
      <text:p text:style-name="P17">xlpooled$tempoescola2 <text:s text:c="8"/>0.12960 <text:s text:c="3"/>0.00485 <text:s text:c="2"/>26.73424 <text:s text:c="3"/>0.00000</text:p>
      <text:p text:style-name="P17">xlpooled$tempoescola3 <text:s text:c="8"/>0.26728 <text:s text:c="3"/>0.00489 <text:s text:c="2"/>54.67467 <text:s text:c="3"/>0.00000</text:p>
      <text:p text:style-name="P17">xlpooled$tempoescola6 <text:s text:c="8"/>0.42922 <text:s text:c="3"/>0.00535 <text:s text:c="2"/>80.25823 <text:s text:c="3"/>0.00000</text:p>
      <text:p text:style-name="P17">xlpooled$tempoescola7 <text:s text:c="8"/>0.68896 <text:s text:c="3"/>0.00511 <text:s/>134.79585 <text:s text:c="3"/>0.00000</text:p>
      <text:p text:style-name="P17">xlpooled$tempoescola8 <text:s text:c="8"/>1.43602 <text:s text:c="3"/>0.00884 <text:s/>162.47491 <text:s text:c="3"/>0.00000</text:p>
      <text:p text:style-name="P17">xlpooled$tempoescola9 <text:s text:c="8"/>1.74337 <text:s text:c="3"/>0.00627 <text:s/>278.05706 <text:s text:c="3"/>0.00000</text:p>
      <text:p text:style-name="P17">xlpooled$Sexo.Trabalhador1 <text:s text:c="3"/>0.44816 <text:s text:c="3"/>0.00162 <text:s/>276.01444 <text:s text:c="3"/>0.00000</text:p>
      <text:p text:style-name="P17">xlpooled$codmeso1 <text:s text:c="11"/>-0.35956 <text:s text:c="3"/>0.00592 <text:s/>-60.69888 <text:s text:c="3"/>0.00000</text:p>
      <text:p text:style-name="P17">xlpooled$codmeso2 <text:s text:c="11"/>-0.27794 <text:s text:c="3"/>0.00422 <text:s/>-65.88700 <text:s text:c="3"/>0.00000</text:p>
      <text:p text:style-name="P17">xlpooled$codmeso3 <text:s text:c="11"/>-0.29667 <text:s text:c="3"/>0.00361 <text:s/>-82.07536 <text:s text:c="3"/>0.00000</text:p>
      <text:p text:style-name="P17">xlpooled$codmeso4 <text:s text:c="11"/>-0.30486 <text:s text:c="3"/>0.00366 <text:s/>-83.34094 <text:s text:c="3"/>0.00000</text:p>
      <text:p text:style-name="P17">xlpooled$codmeso5 <text:s text:c="11"/>-0.39511 <text:s text:c="3"/>0.00307 -128.62457 <text:s text:c="3"/>0.00000</text:p>
      <text:p text:style-name="P17">xlpooled$codmeso6 <text:s text:c="11"/>-0.48194 <text:s text:c="3"/>0.00484 <text:s/>-99.56890 <text:s text:c="3"/>0.00000</text:p>
      <text:p text:style-name="P8"/>
      <text:p text:style-name="P18">Q75-2007</text:p>
      <text:p text:style-name="P18"/>
      <text:p text:style-name="P21"><text:bookmark text:name="rstudio_console_output11"/>Call: rq(formula = y ~ x, tau = 0.75, data = basereg2007)</text:p>
      <text:p text:style-name="P16"/>
      <text:p text:style-name="P17">tau: [1] 0.75</text:p>
      <text:p text:style-name="P16"/>
      <text:p text:style-name="P17">Coefficients:</text:p>
      <text:p text:style-name="P16"><text:s text:c="27"/><text:span text:style-name="T1">Value <text:s text:c="5"/>Std. Error t value <text:s text:c="3"/>Pr(&gt;|t|) <text:s/></text:span></text:p>
      <text:p text:style-name="P17">(Intercept) <text:s text:c="18"/>5.85284 <text:s text:c="3"/>0.00604 <text:s/>969.42539 <text:s text:c="3"/>0.00000</text:p>
      <text:p text:style-name="P17">xIdade <text:s text:c="23"/>0.02854 <text:s text:c="3"/>0.00027 <text:s/>105.15780 <text:s text:c="3"/>0.00000</text:p>
      <text:p text:style-name="P17">xqdidade <text:s text:c="20"/>-0.00027 <text:s text:c="3"/>0.00000 <text:s/>-71.25553 <text:s text:c="3"/>0.00000</text:p>
      <text:p text:style-name="P17">xlpooled$tempoemprego2 <text:s text:c="7"/>0.02969 <text:s text:c="3"/>0.00109 <text:s text:c="2"/>27.28334 <text:s text:c="3"/>0.00000</text:p>
      <text:p text:style-name="P17"><text:soft-page-break/>xlpooled$tempoemprego6 <text:s text:c="7"/>0.09382 <text:s text:c="3"/>0.00175 <text:s text:c="2"/>53.52371 <text:s text:c="3"/>0.00000</text:p>
      <text:p text:style-name="P17">xlpooled$tempoemprego7 <text:s text:c="7"/>0.14427 <text:s text:c="3"/>0.00182 <text:s text:c="2"/>79.18214 <text:s text:c="3"/>0.00000</text:p>
      <text:p text:style-name="P17">xlpooled$tempoemprego8 <text:s text:c="7"/>0.70700 <text:s text:c="3"/>0.00263 <text:s/>268.70836 <text:s text:c="3"/>0.00000</text:p>
      <text:p text:style-name="P17">xlpooled$tempoescola10 <text:s text:c="7"/>2.05556 <text:s text:c="3"/>0.02740 <text:s text:c="2"/>75.02693 <text:s text:c="3"/>0.00000</text:p>
      <text:p text:style-name="P17">xlpooled$tempoescola2 <text:s text:c="8"/>0.09384 <text:s text:c="3"/>0.00410 <text:s text:c="2"/>22.90393 <text:s text:c="3"/>0.00000</text:p>
      <text:p text:style-name="P17">xlpooled$tempoescola3 <text:s text:c="8"/>0.15815 <text:s text:c="3"/>0.00406 <text:s text:c="2"/>38.91715 <text:s text:c="3"/>0.00000</text:p>
      <text:p text:style-name="P17">xlpooled$tempoescola6 <text:s text:c="8"/>0.22399 <text:s text:c="3"/>0.00420 <text:s text:c="2"/>53.30232 <text:s text:c="3"/>0.00000</text:p>
      <text:p text:style-name="P17">xlpooled$tempoescola7 <text:s text:c="8"/>0.36625 <text:s text:c="3"/>0.00411 <text:s text:c="2"/>89.20727 <text:s text:c="3"/>0.00000</text:p>
      <text:p text:style-name="P17">xlpooled$tempoescola8 <text:s text:c="8"/>0.99057 <text:s text:c="3"/>0.00587 <text:s/>168.88641 <text:s text:c="3"/>0.00000</text:p>
      <text:p text:style-name="P17">xlpooled$tempoescola9 <text:s text:c="8"/>1.41625 <text:s text:c="3"/>0.00492 <text:s/>287.70216 <text:s text:c="3"/>0.00000</text:p>
      <text:p text:style-name="P17">xlpooled$Sexo.Trabalhador1 <text:s text:c="3"/>0.25407 <text:s text:c="3"/>0.00094 <text:s/>270.19998 <text:s text:c="3"/>0.00000</text:p>
      <text:p text:style-name="P17">xlpooled$codmeso1 <text:s text:c="11"/>-0.28206 <text:s text:c="3"/>0.00225 -125.31943 <text:s text:c="3"/>0.00000</text:p>
      <text:p text:style-name="P17">xlpooled$codmeso2 <text:s text:c="11"/>-0.15047 <text:s text:c="3"/>0.00226 <text:s/>-66.55622 <text:s text:c="3"/>0.00000</text:p>
      <text:p text:style-name="P17">xlpooled$codmeso3 <text:s text:c="11"/>-0.18168 <text:s text:c="3"/>0.00139 -130.47965 <text:s text:c="3"/>0.00000</text:p>
      <text:p text:style-name="P17">xlpooled$codmeso4 <text:s text:c="11"/>-0.18364 <text:s text:c="3"/>0.00206 <text:s/>-89.27364 <text:s text:c="3"/>0.00000</text:p>
      <text:p text:style-name="P17">xlpooled$codmeso5 <text:s text:c="11"/>-0.21219 <text:s text:c="3"/>0.00170 -124.48382 <text:s text:c="3"/>0.00000</text:p>
      <text:p text:style-name="P17">xlpooled$codmeso6 <text:s text:c="11"/>-0.21911 <text:s text:c="3"/>0.00283 <text:s/>-77.38737 <text:s text:c="3"/>0.00000</text:p>
      <text:p text:style-name="P18"/>
      <text:p text:style-name="P18"/>
      <text:p text:style-name="P7">Q75-2014</text:p>
      <text:p text:style-name="P14"><text:bookmark text:name="rstudio_console_output9"/>Call: rq(formula = y ~ x, tau = 0.75, data = basereg2014)</text:p>
      <text:p text:style-name="P16"/>
      <text:p text:style-name="P17">tau: [1] 0.75</text:p>
      <text:p text:style-name="P16"/>
      <text:p text:style-name="P17">Coefficients:</text:p>
      <text:p text:style-name="P16"><text:s text:c="27"/><text:span text:style-name="T1">Value <text:s text:c="5"/>Std. Error t value <text:s text:c="3"/>Pr(&gt;|t|) <text:s/></text:span></text:p>
      <text:p text:style-name="P17">(Intercept) <text:s text:c="18"/>6.25275 <text:s text:c="3"/>0.00620 1008.96307 <text:s text:c="3"/>0.00000</text:p>
      <text:p text:style-name="P17">xIdade <text:s text:c="23"/>0.02260 <text:s text:c="3"/>0.00024 <text:s text:c="2"/>94.16279 <text:s text:c="3"/>0.00000</text:p>
      <text:p text:style-name="P17">xqdidade <text:s text:c="20"/>-0.00019 <text:s text:c="3"/>0.00000 <text:s/>-56.34310 <text:s text:c="3"/>0.00000</text:p>
      <text:p text:style-name="P17">xlpooled$tempoemprego2 <text:s text:c="7"/>0.05798 <text:s text:c="3"/>0.00094 <text:s text:c="2"/>61.79579 <text:s text:c="3"/>0.00000</text:p>
      <text:p text:style-name="P17">xlpooled$tempoemprego6 <text:s text:c="7"/>0.12186 <text:s text:c="3"/>0.00149 <text:s text:c="2"/>81.78421 <text:s text:c="3"/>0.00000</text:p>
      <text:p text:style-name="P17">xlpooled$tempoemprego7 <text:s text:c="7"/>0.19646 <text:s text:c="3"/>0.00189 <text:s/>103.84692 <text:s text:c="3"/>0.00000</text:p>
      <text:p text:style-name="P17">xlpooled$tempoemprego8 <text:s text:c="7"/>0.55182 <text:s text:c="3"/>0.00302 <text:s/>182.64828 <text:s text:c="3"/>0.00000</text:p>
      <text:p text:style-name="P17">xlpooled$tempoescola10 <text:s text:c="7"/>1.67391 <text:s text:c="3"/>0.00859 <text:s/>194.86218 <text:s text:c="3"/>0.00000</text:p>
      <text:p text:style-name="P17">xlpooled$tempoescola2 <text:s text:c="8"/>0.11048 <text:s text:c="3"/>0.00496 <text:s text:c="2"/>22.27025 <text:s text:c="3"/>0.00000</text:p>
      <text:p text:style-name="P17">xlpooled$tempoescola3 <text:s text:c="8"/>0.13498 <text:s text:c="3"/>0.00480 <text:s text:c="2"/>28.09976 <text:s text:c="3"/>0.00000</text:p>
      <text:p text:style-name="P17">xlpooled$tempoescola6 <text:s text:c="8"/>0.15888 <text:s text:c="3"/>0.00489 <text:s text:c="2"/>32.47317 <text:s text:c="3"/>0.00000</text:p>
      <text:p text:style-name="P17">xlpooled$tempoescola7 <text:s text:c="8"/>0.30004 <text:s text:c="3"/>0.00479 <text:s text:c="2"/>62.69697 <text:s text:c="3"/>0.00000</text:p>
      <text:p text:style-name="P17">xlpooled$tempoescola8 <text:s text:c="8"/>0.81355 <text:s text:c="3"/>0.00588 <text:s/>138.35585 <text:s text:c="3"/>0.00000</text:p>
      <text:p text:style-name="P17">xlpooled$tempoescola9 <text:s text:c="8"/>1.30155 <text:s text:c="3"/>0.00516 <text:s/>252.06048 <text:s text:c="3"/>0.00000</text:p>
      <text:p text:style-name="P17">xlpooled$Sexo.Trabalhador1 <text:s text:c="3"/>0.26892 <text:s text:c="3"/>0.00084 <text:s/>320.33964 <text:s text:c="3"/>0.00000</text:p>
      <text:p text:style-name="P17">xlpooled$codmeso1 <text:s text:c="11"/>-0.24553 <text:s text:c="3"/>0.00219 -111.90419 <text:s text:c="3"/>0.00000</text:p>
      <text:p text:style-name="P17">xlpooled$codmeso2 <text:s text:c="11"/>-0.13518 <text:s text:c="3"/>0.00204 <text:s/>-66.34344 <text:s text:c="3"/>0.00000</text:p>
      <text:p text:style-name="P17">xlpooled$codmeso3 <text:s text:c="11"/>-0.20251 <text:s text:c="3"/>0.00137 -147.40666 <text:s text:c="3"/>0.00000</text:p>
      <text:p text:style-name="P17">xlpooled$codmeso4 <text:s text:c="11"/>-0.15452 <text:s text:c="3"/>0.00189 <text:s/>-81.88922 <text:s text:c="3"/>0.00000</text:p>
      <text:p text:style-name="P17">xlpooled$codmeso5 <text:s text:c="11"/>-0.17884 <text:s text:c="3"/>0.00145 -123.72699 <text:s text:c="3"/>0.00000</text:p>
      <text:p text:style-name="P17">xlpooled$codmeso6 <text:s text:c="11"/>-0.21502 <text:s text:c="3"/>0.00216 <text:s/>-99.34494 <text:s text:c="3"/>0.00000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3T16:43:03.523701203</meta:creation-date>
    <dc:date>2016-10-14T13:26:53.989985777</dc:date>
    <meta:editing-duration>PT15H12M54S</meta:editing-duration>
    <meta:editing-cycles>9</meta:editing-cycles>
    <meta:generator>LibreOffice/5.0.6.2$Linux_X86_64 LibreOffice_project/00$Build-2</meta:generator>
    <meta:document-statistic meta:table-count="0" meta:image-count="0" meta:object-count="0" meta:page-count="7" meta:paragraph-count="333" meta:word-count="1714" meta:character-count="20163" meta:non-whitespace-character-count="14299"/>
  </office:meta>
</office:document-meta>
</file>